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M</text:p>
      <text:p text:style-name="Standard">Le DOM (Document Object Model) fournit une standardisation de l'ensemble des objets <text:s/>qui définissent la structure HTML et XML d'un document. Le DOM est un langage d'interface neutre qui autorisent les programmes et script d'accéder dynamiquement au contenu, à la structure et au style d'un document. Dans le bu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5-14T21:11:25</meta:creation-date>
    <dc:date>2014-05-14T21:18:44</dc:date>
    <dc:creator>Asus </dc:creator>
    <meta:editing-duration>PT3M4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" meta:word-count="50" meta:character-count="315" meta:non-whitespace-character-count="265"/>
  </office:meta>
</office:document-meta>
</file>